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Что такое Stream API?</text:p>
      <text:p text:style-name="Standard">Каковы основные преимущества использования Stream API?</text:p>
      <text:p text:style-name="Standard">Какие основные операции доступны в Stream API?</text:p>
      <text:p text:style-name="Standard">Как можно объединять несколько Stream с помощью Stream API?</text:p>
      <text:p text:style-name="Standard">Как использовать Stream API для обработки ошибок?</text:p>
      <text:p text:style-name="Standard">Как использовать методы фильтрации в Stream API, что принимает/возвращает?</text:p>
      <text:p text:style-name="Standard">Как применять Collectors.groupingBy() Stream API, что принимает\возвращает?</text:p>
      <text:p text:style-name="Standard">Как можно использовать Stream API для преобразования одного типа данных в другой, например int[] 1,2,3?</text:p>
      <text:p text:style-name="Standard">Отличия flatMap от map</text:p>
      <text:p text:style-name="Standard">Как работать с параллельными потоками с помощью Stream API?</text:p>
      <text:p text:style-name="Standard">Как использовать метод forEach в Stream API? - что принимает\возвращает?</text:p>
      <text:p text:style-name="Standard">Как использовать метод peek в Stream API? - что принимает\возвращает?</text:p>
      <text:p text:style-name="Standard">Как работает метод reduce в Stream API? - что принимает\возвращает? Варианты методы</text:p>
      <text:p text:style-name="Standard">Как создать бесконечный поток с помощью Stream API?</text:p>
      <text:p text:style-name="Standard">Какие ограничения есть у Stream API?</text:p>
      <text:p text:style-name="Standard">Как передать переменную в стрим что с ней можно сделать</text:p>
      <text:p text:style-name="Standard">Как создать Optional</text:p>
      <text:p text:style-name="Standard">Отличие Optional of() nulable()</text:p>
      <text:p text:style-name="Standard">В чем отличие методов ifPresent и orElse в контексте Optional?</text:p>
      <text:p text:style-name="Standard">Каким образом можно объединить два Optional в один, используя метод join?</text:p>
      <text:p text:style-name="Standard">Что проверяет ifPresent Optional?</text:p>
      <text:p text:style-name="Standard">Каким образом можно преобразовать Stream в массив или коллекцию?</text:p>
      <text:p text:style-name="Standard">В чём отличие методов orElseGet и orElse?</text:p>
      <text:p text:style-name="Standard">Каким образом можно реализовать обработку ошибок с использованием Optional и метод orElseThrow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20:39:16.789000000</meta:creation-date>
    <dc:date>2025-02-10T20:39:32.510000000</dc:date>
    <meta:editing-duration>PT15S</meta:editing-duration>
    <meta:editing-cycles>1</meta:editing-cycles>
    <meta:document-statistic meta:table-count="0" meta:image-count="0" meta:object-count="0" meta:page-count="1" meta:paragraph-count="24" meta:word-count="193" meta:character-count="1347" meta:non-whitespace-character-count="1178"/>
    <meta:generator>LibreOffice/7.6.2.1$Windows_X86_64 LibreOffice_project/56f7684011345957bbf33a7ee678afaf4d2ba333</meta:generator>
  </office:meta>
</office:document-meta>
</file>